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list-style-name="L1">
      <style:text-properties officeooo:paragraph-rsid="0007bfeb"/>
    </style:style>
    <style:style style:name="P2" style:family="paragraph" style:parent-style-name="Standard">
      <style:text-properties style:font-name="Liberation Serif" officeooo:rsid="0007bfeb" officeooo:paragraph-rsid="0007bfeb"/>
    </style:style>
    <style:style style:name="P3" style:family="paragraph" style:parent-style-name="Standard" style:list-style-name="L1">
      <style:text-properties style:font-name="Liberation Serif" officeooo:rsid="0009b6d5" officeooo:paragraph-rsid="0009b6d5"/>
    </style:style>
    <style:style style:name="P4" style:family="paragraph" style:parent-style-name="Standard">
      <style:text-properties style:font-name="Liberation Serif" officeooo:rsid="0009b6d5" officeooo:paragraph-rsid="0009b6d5"/>
    </style:style>
    <style:style style:name="P5" style:family="paragraph" style:parent-style-name="Standard">
      <style:text-properties style:font-name="Liberation Serif" officeooo:rsid="000acee3" officeooo:paragraph-rsid="000acee3"/>
    </style:style>
    <style:style style:name="P6" style:family="paragraph" style:parent-style-name="Standard">
      <style:text-properties style:font-name="Liberation Serif" officeooo:rsid="000acee3" officeooo:paragraph-rsid="000e79aa"/>
    </style:style>
    <style:style style:name="P7" style:family="paragraph" style:parent-style-name="Standard">
      <style:text-properties style:font-name="Liberation Serif" officeooo:rsid="000e79aa" officeooo:paragraph-rsid="000e79aa"/>
    </style:style>
    <style:style style:name="P8" style:family="paragraph" style:parent-style-name="Standard">
      <style:text-properties style:font-name="Liberation Serif" officeooo:rsid="0010601a" officeooo:paragraph-rsid="0010601a"/>
    </style:style>
    <style:style style:name="P9" style:family="paragraph" style:parent-style-name="Standard">
      <style:text-properties style:font-name="Liberation Serif" officeooo:rsid="001237ac" officeooo:paragraph-rsid="001237ac"/>
    </style:style>
    <style:style style:name="T1" style:family="text">
      <style:text-properties fo:font-variant="normal" fo:text-transform="none" fo:color="#404040" fo:font-size="12pt" fo:letter-spacing="normal" fo:font-style="normal" fo:font-weight="normal"/>
    </style:style>
    <style:style style:name="T2" style:family="text">
      <style:text-properties fo:font-variant="normal" fo:text-transform="none" fo:color="#404040" fo:font-size="12pt" fo:letter-spacing="normal" fo:font-style="normal" fo:font-weight="normal" officeooo:rsid="000befd0"/>
    </style:style>
    <style:style style:name="T3" style:family="text">
      <style:text-properties fo:font-variant="normal" fo:text-transform="none" fo:color="#404040" fo:font-size="12pt" fo:letter-spacing="normal" fo:font-style="normal" fo:font-weight="normal" officeooo:rsid="000c696e"/>
    </style:style>
    <style:style style:name="T4" style:family="text">
      <style:text-properties fo:font-variant="normal" fo:text-transform="none" fo:color="#404040" fo:font-size="12pt" fo:letter-spacing="normal" fo:font-style="normal" fo:font-weight="normal" officeooo:rsid="000c88d5"/>
    </style:style>
    <style:style style:name="T5" style:family="text">
      <style:text-properties fo:font-variant="normal" fo:text-transform="none" fo:color="#404040" fo:font-size="12pt" fo:letter-spacing="normal" fo:font-style="normal" fo:font-weight="normal" officeooo:rsid="000d3aec"/>
    </style:style>
    <style:style style:name="T6" style:family="text">
      <style:text-properties fo:font-variant="normal" fo:text-transform="none" fo:color="#404040" fo:font-size="12pt" fo:letter-spacing="normal" fo:font-style="normal" fo:font-weight="normal" officeooo:rsid="000d4afb"/>
    </style:style>
    <style:style style:name="T7" style:family="text">
      <style:text-properties fo:font-variant="normal" fo:text-transform="none" fo:color="#404040" fo:font-size="12pt" fo:letter-spacing="normal" fo:font-style="normal" fo:font-weight="normal" officeooo:rsid="000e79aa"/>
    </style:style>
    <style:style style:name="T8" style:family="text">
      <style:text-properties fo:font-variant="normal" fo:text-transform="none" fo:color="#404040" fo:font-size="12pt" fo:letter-spacing="normal" fo:font-style="normal" fo:font-weight="normal" officeooo:rsid="0010262e"/>
    </style:style>
    <style:style style:name="T9" style:family="text">
      <style:text-properties fo:font-variant="normal" fo:text-transform="none" fo:color="#404040" style:font-name="Liberation Serif" fo:font-size="12pt" fo:letter-spacing="normal" fo:font-style="normal" fo:font-weight="normal"/>
    </style:style>
    <style:style style:name="T10" style:family="text">
      <style:text-properties fo:font-variant="normal" fo:text-transform="none" fo:color="#404040" style:font-name="Liberation Serif" fo:font-size="12pt" fo:letter-spacing="normal" fo:font-style="normal" fo:font-weight="normal" officeooo:rsid="0009b6d5"/>
    </style:style>
    <style:style style:name="T11" style:family="text">
      <style:text-properties fo:color="#404040" style:font-name="Liberation Serif" fo:font-size="12pt" fo:letter-spacing="normal" fo:font-weight="normal"/>
    </style:style>
    <style:style style:name="T12" style:family="text">
      <style:text-properties style:font-name="Liberation Serif" officeooo:rsid="0007bfe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FFN_advance</text:p>
      <text:p text:style-name="P2">You will find some scripts coded to run the different steps of FFN (https://github.com/google/ffn). Some of these scripts are written on the Jupyter Notebook, so... in order to make easy the explanation of these codes I suggest you download and install a jupyter notebook.</text:p>
      <text:p text:style-name="P2">Below I describe the requirements of each step of the FFN pipeline.</text:p>
      <text:p text:style-name="P2"/>
      <text:p text:style-name="P2"># Training</text:p>
      <text:p text:style-name="P2">The training process is formed by three stages, the first two are in charge of generating training coordinate files for a labeled dataset stored in HDF5 files. These are compute_partitions.py, build_coordidates.py, stage_1 and stage_ 2, respectively. Stage_3 is the training itself. The python notebook named stages_1_2_3.ipynb describes the scripts coded to run these stages.</text:p>
      <text:p text:style-name="P2"/>
      <text:p text:style-name="P2"># Important notes:</text:p>
      <text:p text:style-name="P2"/>
      <text:list xml:id="list4188506318" text:style-name="L1">
        <text:list-item>
          <text:p text:style-name="P1"><text:span text:style-name="T12">The goundtruth files are HDF5 files. A HDF5 </text:span><text:span text:style-name="T9"><text:s/>is a container for two kinds of objects: </text:span><text:span text:style-name="Citation"><text:span text:style-name="T11">datasets</text:span></text:span><text:span text:style-name="T9">, which are array-like collections of data, and </text:span><text:span text:style-name="Citation"><text:span text:style-name="T11">groups</text:span></text:span><text:span text:style-name="T9">, which are folder-like containers that hold datasets and other groups. </text:span><text:span text:style-name="T10">On python, a HDF5 is a kind of dictionary. Then, it has several keys. Each key represents a diferent dataset. Groundtruth datasets are storaged under the name of “stack” while Grayscale_maps are storaged under the name of “raw”. Be careful to use this notation in order to avoid errors.</text:span></text:p>
        </text:list-item>
        <text:list-item>
          <text:p text:style-name="P3"><text:span text:style-name="T1">To create HDF5 files from .TIF datasets (which is the most common dataset used on the group) use the python notebook named create_hdf5_files.ipynb. It has different kinds of create these hdf5 files. </text:span></text:p>
        </text:list-item>
        <text:list-item>
          <text:p text:style-name="P3"><text:span text:style-name="T1">Watch out!, the background of the images in the groundtruth datasets is white while the segmentation areas are black.</text:span></text:p>
        </text:list-item>
      </text:list>
      <text:p text:style-name="P4"><text:span text:style-name="T1"/></text:p>
      <text:p text:style-name="P5"><text:span text:style-name="T1">It is very important run stage 1, 2 <text:s/>GPUs. If they are run on CPUs there will be incompatibility problems in stage 3.</text:span></text:p>
      <text:p text:style-name="P5"><text:span text:style-name="T1"/></text:p>
      <text:p text:style-name="P6"><text:span text:style-name="T1">In order to repl</text:span><text:span text:style-name="T2">i</text:span><text:span text:style-name="T1">cate </text:span><text:span text:style-name="T2">the work <text:s/>carried out by Google in the FFN training, our dataset was split into sub-volumes of 500 images of 500x500 pixels each one. <text:s/></text:span><text:span text:style-name="T3">To </text:span><text:span text:style-name="T4">make paralell</text:span><text:span text:style-name="T3"> the t</text:span><text:span text:style-name="T4">rai</text:span><text:span text:style-name="T3">ning I </text:span><text:span text:style-name="T5">made 6 groups (each group has 32 sub-volumes), and each group run in a single GPU. It is possible make more groups in order to make faster the training. Each group was set up in a specific <text:s/>directory (See files Parallel1, Parallel</text:span><text:span text:style-name="T6">2</text:span><text:span text:style-name="T5">, Parallel</text:span><text:span text:style-name="T6">3</text:span><text:span text:style-name="T5">, Parallel</text:span><text:span text:style-name="T6">4</text:span><text:span text:style-name="T5">, Parallel</text:span><text:span text:style-name="T6">5</text:span><text:span text:style-name="T5">, Parallel</text:span><text:span text:style-name="T6">6</text:span><text:span text:style-name="T5"> ). </text:span></text:p>
      <text:p text:style-name="P6"><text:span text:style-name="T5"/></text:p>
      <text:p text:style-name="P6"><text:span text:style-name="T6">Each file contains a ffn_master file with all the scripts related to FFN algorithm. The only script which is different to the original one (the one downloaded from Google) is the Train.py, this one was modify to create an output file. If you want to change the output path, go to the line related on this script and write the path you need. </text:span><text:span text:style-name="T7">&lt;&lt;flags.DEFINE_string('train_dir', '/ibex/scratch/garnicj/parallel2/training_microglia4/models_all_labels', <text:s/>'Path where checkpoints and other data will be saved.')&gt;&gt;</text:span><text:span text:style-name="T6"> </text:span></text:p>
      <text:p text:style-name="P6"><text:span text:style-name="T6"/></text:p>
      <text:p text:style-name="P7"><text:span text:style-name="T1">The Parallel files contains another directory <text:s/>called “training_microglia4”. This contains the scripts necessary to run the algorithm on IBEX. Grayscale maps, groundtruth, af and coordinate</text:span><text:span text:style-name="T8">s</text:span><text:span text:style-name="T1"> </text:span><text:span text:style-name="T8">directories </text:span><text:span text:style-name="T1">are in </text:span><text:span text:style-name="T8">Parallel2.</text:span></text:p>
      <text:p text:style-name="P8"><text:span text:style-name="T1">Refer to the Readme.md on Paralle2 to read the explanation about the different files and scripts in the several Parallel directories. </text:span></text:p>
      <text:p text:style-name="P8"><text:span text:style-name="T1"/></text:p>
      <text:p text:style-name="P8"><text:span text:style-name="T1"/></text:p>
      <text:p text:style-name="P9"><text:soft-page-break/><text:span text:style-name="T1">Readme Parallels</text:span></text:p>
      <text:p text:style-name="P9"><text:span text:style-name="T1"/></text:p>
      <text:p text:style-name="P9"><text:span text:style-name="T1">As It was mentioned previously, the training process was carried out with our data on 6 GPUs. Each Parallel directory contains the files necessary to run the training. These files are grouped in two directories:</text:span></text:p>
      <text:p text:style-name="P9"><text:span text:style-name="T1">- ffn-master, contains all the scripts required to run the FFN algorithm. The only change did to this files was the one to the train.py file to get an output file (this change is described on the general readme)</text:span></text:p>
      <text:p text:style-name="P9"><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0T14:12:44.882117958</meta:creation-date>
    <dc:date>2019-07-16T10:47:57.603220009</dc:date>
    <meta:editing-duration>PT19H49M54S</meta:editing-duration>
    <meta:editing-cycles>1</meta:editing-cycles>
    <meta:document-statistic meta:table-count="0" meta:image-count="0" meta:object-count="0" meta:page-count="2" meta:paragraph-count="17" meta:word-count="559" meta:character-count="3466" meta:non-whitespace-character-count="2916"/>
    <meta:generator>LibreOffice/5.3.6.1$Linux_X86_64 LibreOffice_project/30$Build-1</meta:generator>
  </office:meta>
</office:document-meta>
</file>